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8.134">
            <text:p>18.134</text:p>
          </table:table-cell>
          <table:table-cell office:value-type="float" office:value="1725">
            <text:p>1725</text:p>
          </table:table-cell>
          <table:table-cell office:value-type="float" office:value="529.3">
            <text:p>529.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float" office:value="18.249">
            <text:p>18.249</text:p>
          </table:table-cell>
          <table:table-cell office:value-type="float" office:value="2500">
            <text:p>2500</text:p>
          </table:table-cell>
          <table:table-cell office:value-type="float" office:value="513.705">
            <text:p>513.70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94">
            <text:p>94</text:p>
          </table:table-cell>
          <table:table-cell office:value-type="float" office:value="19.166">
            <text:p>19.166</text:p>
          </table:table-cell>
          <table:table-cell office:value-type="float" office:value="2500">
            <text:p>2500</text:p>
          </table:table-cell>
          <table:table-cell office:value-type="float" office:value="538.011">
            <text:p>538.011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05">
            <text:p>105</text:p>
          </table:table-cell>
          <table:table-cell office:value-type="float" office:value="19.633">
            <text:p>19.633</text:p>
          </table:table-cell>
          <table:table-cell office:value-type="float" office:value="3461">
            <text:p>3461</text:p>
          </table:table-cell>
          <table:table-cell office:value-type="float" office:value="551.203">
            <text:p>551.20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05">
            <text:p>105</text:p>
          </table:table-cell>
          <table:table-cell office:value-type="float" office:value="20.126">
            <text:p>20.126</text:p>
          </table:table-cell>
          <table:table-cell office:value-type="float" office:value="4025">
            <text:p>4025</text:p>
          </table:table-cell>
          <table:table-cell office:value-type="float" office:value="573.989">
            <text:p>573.989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14">
            <text:p>114</text:p>
          </table:table-cell>
          <table:table-cell office:value-type="float" office:value="20.725">
            <text:p>20.725</text:p>
          </table:table-cell>
          <table:table-cell office:value-type="float" office:value="4025">
            <text:p>4025</text:p>
          </table:table-cell>
          <table:table-cell office:value-type="float" office:value="600.567">
            <text:p>600.567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23">
            <text:p>123</text:p>
          </table:table-cell>
          <table:table-cell office:value-type="float" office:value="21.359">
            <text:p>21.359</text:p>
          </table:table-cell>
          <table:table-cell office:value-type="float" office:value="4511">
            <text:p>4511</text:p>
          </table:table-cell>
          <table:table-cell office:value-type="float" office:value="628.514">
            <text:p>628.514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37">
            <text:p>137</text:p>
          </table:table-cell>
          <table:table-cell office:value-type="float" office:value="21.996">
            <text:p>21.996</text:p>
          </table:table-cell>
          <table:table-cell office:value-type="float" office:value="6262">
            <text:p>6262</text:p>
          </table:table-cell>
          <table:table-cell office:value-type="float" office:value="651.88">
            <text:p>651.88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43">
            <text:p>143</text:p>
          </table:table-cell>
          <table:table-cell office:value-type="float" office:value="22.65">
            <text:p>22.65</text:p>
          </table:table-cell>
          <table:table-cell office:value-type="float" office:value="6262">
            <text:p>6262</text:p>
          </table:table-cell>
          <table:table-cell office:value-type="float" office:value="673.008">
            <text:p>673.008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51">
            <text:p>151</text:p>
          </table:table-cell>
          <table:table-cell office:value-type="float" office:value="23.359">
            <text:p>23.359</text:p>
          </table:table-cell>
          <table:table-cell office:value-type="float" office:value="6262">
            <text:p>6262</text:p>
          </table:table-cell>
          <table:table-cell office:value-type="float" office:value="696.837">
            <text:p>696.837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83">
            <text:p>183</text:p>
          </table:table-cell>
          <table:table-cell office:value-type="float" office:value="24.15">
            <text:p>24.15</text:p>
          </table:table-cell>
          <table:table-cell office:value-type="float" office:value="13320">
            <text:p>13320</text:p>
          </table:table-cell>
          <table:table-cell office:value-type="float" office:value="728.068">
            <text:p>728.068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205">
            <text:p>205</text:p>
          </table:table-cell>
          <table:table-cell office:value-type="float" office:value="24.863">
            <text:p>24.863</text:p>
          </table:table-cell>
          <table:table-cell office:value-type="float" office:value="13320">
            <text:p>13320</text:p>
          </table:table-cell>
          <table:table-cell office:value-type="float" office:value="758.6">
            <text:p>758.6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205">
            <text:p>205</text:p>
          </table:table-cell>
          <table:table-cell office:value-type="float" office:value="25.616">
            <text:p>25.616</text:p>
          </table:table-cell>
          <table:table-cell office:value-type="float" office:value="13320">
            <text:p>13320</text:p>
          </table:table-cell>
          <table:table-cell office:value-type="float" office:value="787.693">
            <text:p>787.693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205">
            <text:p>205</text:p>
          </table:table-cell>
          <table:table-cell office:value-type="float" office:value="26.39">
            <text:p>26.39</text:p>
          </table:table-cell>
          <table:table-cell office:value-type="float" office:value="13320">
            <text:p>13320</text:p>
          </table:table-cell>
          <table:table-cell office:value-type="float" office:value="817.091">
            <text:p>817.091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229">
            <text:p>229</text:p>
          </table:table-cell>
          <table:table-cell office:value-type="float" office:value="27.211">
            <text:p>27.211</text:p>
          </table:table-cell>
          <table:table-cell office:value-type="float" office:value="13724">
            <text:p>13724</text:p>
          </table:table-cell>
          <table:table-cell office:value-type="float" office:value="848.752">
            <text:p>848.752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229">
            <text:p>229</text:p>
          </table:table-cell>
          <table:table-cell office:value-type="float" office:value="27.938">
            <text:p>27.938</text:p>
          </table:table-cell>
          <table:table-cell office:value-type="float" office:value="18320">
            <text:p>18320</text:p>
          </table:table-cell>
          <table:table-cell office:value-type="float" office:value="875.954">
            <text:p>875.954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259">
            <text:p>259</text:p>
          </table:table-cell>
          <table:table-cell office:value-type="float" office:value="28.722">
            <text:p>28.722</text:p>
          </table:table-cell>
          <table:table-cell office:value-type="float" office:value="18320">
            <text:p>18320</text:p>
          </table:table-cell>
          <table:table-cell office:value-type="float" office:value="903.993">
            <text:p>903.993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277">
            <text:p>277</text:p>
          </table:table-cell>
          <table:table-cell office:value-type="float" office:value="29.539">
            <text:p>29.539</text:p>
          </table:table-cell>
          <table:table-cell office:value-type="float" office:value="18320">
            <text:p>18320</text:p>
          </table:table-cell>
          <table:table-cell office:value-type="float" office:value="935.154">
            <text:p>935.154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292">
            <text:p>292</text:p>
          </table:table-cell>
          <table:table-cell office:value-type="float" office:value="30.421">
            <text:p>30.421</text:p>
          </table:table-cell>
          <table:table-cell office:value-type="float" office:value="24417">
            <text:p>24417</text:p>
          </table:table-cell>
          <table:table-cell office:value-type="float" office:value="967.441">
            <text:p>967.441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339">
            <text:p>339</text:p>
          </table:table-cell>
          <table:table-cell office:value-type="float" office:value="31.442">
            <text:p>31.442</text:p>
          </table:table-cell>
          <table:table-cell office:value-type="float" office:value="28257">
            <text:p>28257</text:p>
          </table:table-cell>
          <table:table-cell office:value-type="float" office:value="1005.168">
            <text:p>1005.168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345">
            <text:p>345</text:p>
          </table:table-cell>
          <table:table-cell office:value-type="float" office:value="32.434">
            <text:p>32.434</text:p>
          </table:table-cell>
          <table:table-cell office:value-type="float" office:value="45858">
            <text:p>45858</text:p>
          </table:table-cell>
          <table:table-cell office:value-type="float" office:value="1042.66">
            <text:p>1042.66</text:p>
          </table:table-cell>
          <table:table-cell office:value-type="float" office:value="3784">
            <text:p>3784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358">
            <text:p>358</text:p>
          </table:table-cell>
          <table:table-cell office:value-type="float" office:value="33.447">
            <text:p>33.447</text:p>
          </table:table-cell>
          <table:table-cell office:value-type="float" office:value="45858">
            <text:p>45858</text:p>
          </table:table-cell>
          <table:table-cell office:value-type="float" office:value="1084.453">
            <text:p>1084.453</text:p>
          </table:table-cell>
          <table:table-cell office:value-type="float" office:value="4540">
            <text:p>4540</text:p>
          </table:table-cell>
        </table:table-row>
        <table:table-row table:style-name="ro1">
          <table:table-cell office:value-type="float" office:value="5448">
            <text:p>5448</text:p>
          </table:table-cell>
          <table:table-cell office:value-type="float" office:value="440">
            <text:p>440</text:p>
          </table:table-cell>
          <table:table-cell office:value-type="float" office:value="34.367">
            <text:p>34.367</text:p>
          </table:table-cell>
          <table:table-cell office:value-type="float" office:value="83683">
            <text:p>83683</text:p>
          </table:table-cell>
          <table:table-cell office:value-type="float" office:value="1129.356">
            <text:p>1129.356</text:p>
          </table:table-cell>
          <table:table-cell office:value-type="float" office:value="5448">
            <text:p>5448</text:p>
          </table:table-cell>
        </table:table-row>
        <table:table-row table:style-name="ro1">
          <table:table-cell office:value-type="float" office:value="6537">
            <text:p>6537</text:p>
          </table:table-cell>
          <table:table-cell office:value-type="float" office:value="440">
            <text:p>440</text:p>
          </table:table-cell>
          <table:table-cell office:value-type="float" office:value="35.287">
            <text:p>35.287</text:p>
          </table:table-cell>
          <table:table-cell office:value-type="float" office:value="83683">
            <text:p>83683</text:p>
          </table:table-cell>
          <table:table-cell office:value-type="float" office:value="1173.447">
            <text:p>1173.447</text:p>
          </table:table-cell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447">
            <text:p>447</text:p>
          </table:table-cell>
          <table:table-cell office:value-type="float" office:value="36.288">
            <text:p>36.288</text:p>
          </table:table-cell>
          <table:table-cell office:value-type="float" office:value="83683">
            <text:p>83683</text:p>
          </table:table-cell>
          <table:table-cell office:value-type="float" office:value="1221.961">
            <text:p>1221.961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447">
            <text:p>447</text:p>
          </table:table-cell>
          <table:table-cell office:value-type="float" office:value="37.161">
            <text:p>37.161</text:p>
          </table:table-cell>
          <table:table-cell office:value-type="float" office:value="157840">
            <text:p>157840</text:p>
          </table:table-cell>
          <table:table-cell office:value-type="float" office:value="1272.063">
            <text:p>1272.063</text:p>
          </table:table-cell>
          <table:table-cell office:value-type="float" office:value="9412">
            <text:p>9412</text:p>
          </table:table-cell>
        </table:table-row>
        <table:table-row table:style-name="ro1">
          <table:table-cell office:value-type="float" office:value="11294">
            <text:p>11294</text:p>
          </table:table-cell>
          <table:table-cell office:value-type="float" office:value="447">
            <text:p>447</text:p>
          </table:table-cell>
          <table:table-cell office:value-type="float" office:value="38.068">
            <text:p>38.068</text:p>
          </table:table-cell>
          <table:table-cell office:value-type="float" office:value="157840">
            <text:p>157840</text:p>
          </table:table-cell>
          <table:table-cell office:value-type="float" office:value="1317.988">
            <text:p>1317.988</text:p>
          </table:table-cell>
          <table:table-cell office:value-type="float" office:value="11294">
            <text:p>11294</text:p>
          </table:table-cell>
        </table:table-row>
        <table:table-row table:style-name="ro1">
          <table:table-cell office:value-type="float" office:value="13552">
            <text:p>13552</text:p>
          </table:table-cell>
          <table:table-cell office:value-type="float" office:value="447">
            <text:p>447</text:p>
          </table:table-cell>
          <table:table-cell office:value-type="float" office:value="39.006">
            <text:p>39.006</text:p>
          </table:table-cell>
          <table:table-cell office:value-type="float" office:value="157840">
            <text:p>157840</text:p>
          </table:table-cell>
          <table:table-cell office:value-type="float" office:value="1365.303">
            <text:p>1365.303</text:p>
          </table:table-cell>
          <table:table-cell office:value-type="float" office:value="13552">
            <text:p>13552</text:p>
          </table:table-cell>
        </table:table-row>
        <table:table-row table:style-name="ro1">
          <table:table-cell office:value-type="float" office:value="16262">
            <text:p>16262</text:p>
          </table:table-cell>
          <table:table-cell office:value-type="float" office:value="536">
            <text:p>536</text:p>
          </table:table-cell>
          <table:table-cell office:value-type="float" office:value="40.023">
            <text:p>40.023</text:p>
          </table:table-cell>
          <table:table-cell office:value-type="float" office:value="185268">
            <text:p>185268</text:p>
          </table:table-cell>
          <table:table-cell office:value-type="float" office:value="1416.415">
            <text:p>1416.415</text:p>
          </table:table-cell>
          <table:table-cell office:value-type="float" office:value="16262">
            <text:p>16262</text:p>
          </table:table-cell>
        </table:table-row>
        <table:table-row table:style-name="ro1">
          <table:table-cell office:value-type="float" office:value="19514">
            <text:p>19514</text:p>
          </table:table-cell>
          <table:table-cell office:value-type="float" office:value="536">
            <text:p>536</text:p>
          </table:table-cell>
          <table:table-cell office:value-type="float" office:value="40.921">
            <text:p>40.921</text:p>
          </table:table-cell>
          <table:table-cell office:value-type="float" office:value="295171">
            <text:p>295171</text:p>
          </table:table-cell>
          <table:table-cell office:value-type="float" office:value="1462.712">
            <text:p>1462.712</text:p>
          </table:table-cell>
          <table:table-cell office:value-type="float" office:value="19514">
            <text:p>19514</text:p>
          </table:table-cell>
        </table:table-row>
        <table:table-row table:style-name="ro1">
          <table:table-cell office:value-type="float" office:value="23416">
            <text:p>23416</text:p>
          </table:table-cell>
          <table:table-cell office:value-type="float" office:value="536">
            <text:p>536</text:p>
          </table:table-cell>
          <table:table-cell office:value-type="float" office:value="41.878">
            <text:p>41.878</text:p>
          </table:table-cell>
          <table:table-cell office:value-type="float" office:value="295171">
            <text:p>295171</text:p>
          </table:table-cell>
          <table:table-cell office:value-type="float" office:value="1509.181">
            <text:p>1509.181</text:p>
          </table:table-cell>
          <table:table-cell office:value-type="float" office:value="23416">
            <text:p>23416</text:p>
          </table:table-cell>
        </table:table-row>
        <table:table-row table:style-name="ro1">
          <table:table-cell office:value-type="float" office:value="28099">
            <text:p>28099</text:p>
          </table:table-cell>
          <table:table-cell office:value-type="float" office:value="536">
            <text:p>536</text:p>
          </table:table-cell>
          <table:table-cell office:value-type="float" office:value="42.879">
            <text:p>42.879</text:p>
          </table:table-cell>
          <table:table-cell office:value-type="float" office:value="295171">
            <text:p>295171</text:p>
          </table:table-cell>
          <table:table-cell office:value-type="float" office:value="1559.493">
            <text:p>1559.493</text:p>
          </table:table-cell>
          <table:table-cell office:value-type="float" office:value="28099">
            <text:p>28099</text:p>
          </table:table-cell>
        </table:table-row>
        <table:table-row table:style-name="ro1">
          <table:table-cell office:value-type="float" office:value="33718">
            <text:p>33718</text:p>
          </table:table-cell>
          <table:table-cell office:value-type="float" office:value="574">
            <text:p>574</text:p>
          </table:table-cell>
          <table:table-cell office:value-type="float" office:value="43.851">
            <text:p>43.851</text:p>
          </table:table-cell>
          <table:table-cell office:value-type="float" office:value="556013">
            <text:p>556013</text:p>
          </table:table-cell>
          <table:table-cell office:value-type="float" office:value="1608.609">
            <text:p>1608.609</text:p>
          </table:table-cell>
          <table:table-cell office:value-type="float" office:value="33718">
            <text:p>33718</text:p>
          </table:table-cell>
        </table:table-row>
        <table:table-row table:style-name="ro1">
          <table:table-cell office:value-type="float" office:value="40461">
            <text:p>40461</text:p>
          </table:table-cell>
          <table:table-cell office:value-type="float" office:value="576">
            <text:p>576</text:p>
          </table:table-cell>
          <table:table-cell office:value-type="float" office:value="44.866">
            <text:p>44.866</text:p>
          </table:table-cell>
          <table:table-cell office:value-type="float" office:value="556013">
            <text:p>556013</text:p>
          </table:table-cell>
          <table:table-cell office:value-type="float" office:value="1651.754">
            <text:p>1651.754</text:p>
          </table:table-cell>
          <table:table-cell office:value-type="float" office:value="40461">
            <text:p>40461</text:p>
          </table:table-cell>
        </table:table-row>
        <table:table-row table:style-name="ro1">
          <table:table-cell office:value-type="float" office:value="48553">
            <text:p>48553</text:p>
          </table:table-cell>
          <table:table-cell office:value-type="float" office:value="634">
            <text:p>634</text:p>
          </table:table-cell>
          <table:table-cell office:value-type="float" office:value="45.878">
            <text:p>45.878</text:p>
          </table:table-cell>
          <table:table-cell office:value-type="float" office:value="556013">
            <text:p>556013</text:p>
          </table:table-cell>
          <table:table-cell office:value-type="float" office:value="1696.086">
            <text:p>1696.086</text:p>
          </table:table-cell>
          <table:table-cell office:value-type="float" office:value="48553">
            <text:p>48553</text:p>
          </table:table-cell>
        </table:table-row>
        <table:table-row table:style-name="ro1">
          <table:table-cell office:value-type="float" office:value="58263">
            <text:p>58263</text:p>
          </table:table-cell>
          <table:table-cell office:value-type="float" office:value="684">
            <text:p>684</text:p>
          </table:table-cell>
          <table:table-cell office:value-type="float" office:value="46.952">
            <text:p>46.952</text:p>
          </table:table-cell>
          <table:table-cell office:value-type="float" office:value="683523">
            <text:p>683523</text:p>
          </table:table-cell>
          <table:table-cell office:value-type="float" office:value="1746.094">
            <text:p>1746.094</text:p>
          </table:table-cell>
          <table:table-cell office:value-type="float" office:value="58263">
            <text:p>58263</text:p>
          </table:table-cell>
        </table:table-row>
        <table:table-row table:style-name="ro1">
          <table:table-cell office:value-type="float" office:value="69915">
            <text:p>69915</text:p>
          </table:table-cell>
          <table:table-cell office:value-type="float" office:value="684">
            <text:p>684</text:p>
          </table:table-cell>
          <table:table-cell office:value-type="float" office:value="48.158">
            <text:p>48.158</text:p>
          </table:table-cell>
          <table:table-cell office:value-type="float" office:value="683523">
            <text:p>683523</text:p>
          </table:table-cell>
          <table:table-cell office:value-type="float" office:value="1797.789">
            <text:p>1797.789</text:p>
          </table:table-cell>
          <table:table-cell office:value-type="float" office:value="69915">
            <text:p>69915</text:p>
          </table:table-cell>
        </table:table-row>
        <table:table-row table:style-name="ro1">
          <table:table-cell office:value-type="float" office:value="83898">
            <text:p>83898</text:p>
          </table:table-cell>
          <table:table-cell office:value-type="float" office:value="742">
            <text:p>742</text:p>
          </table:table-cell>
          <table:table-cell office:value-type="float" office:value="49.383">
            <text:p>49.383</text:p>
          </table:table-cell>
          <table:table-cell office:value-type="float" office:value="1310611">
            <text:p>1310611</text:p>
          </table:table-cell>
          <table:table-cell office:value-type="float" office:value="1855.939">
            <text:p>1855.939</text:p>
          </table:table-cell>
          <table:table-cell office:value-type="float" office:value="83898">
            <text:p>83898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12/27/2018</text:date>, <text:time>14:02:4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Dvorak</meta:initial-creator>
    <meta:creation-date>2018-12-27T14:01:09.82</meta:creation-date>
    <dc:date>2018-12-27T14:02:48.02</dc:date>
    <dc:creator>Martin Dvorak</dc:creator>
    <meta:editing-duration>PT1M38S</meta:editing-duration>
    <meta:editing-cycles>2</meta:editing-cycles>
    <meta:generator>OpenOffice/4.1.5$Win32 OpenOffice.org_project/415m1$Build-9789</meta:generator>
    <meta:document-statistic meta:table-count="3" meta:cell-count="228" meta:object-count="0"/>
  </office:meta>
</office:document-meta>
</file>